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30000013807ADD7CBC1361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77.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Letta da</text:p>
          </table:table-cell>
          <table:table-cell table:style-name="ce1" office:value-type="string" calcext:value-type="string">
            <text:p>Scritta 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ta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max_val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omma</text:p>
          </table:table-cell>
          <table:table-cell table:style-name="ce3" table:number-columns-repeated="2"/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>
            <draw:frame table:end-cell-address="Sheet1.H27" table:end-x="15.28pt" table:end-y="4.45pt" draw:z-index="0" draw:name="image1.png" draw:style-name="gr1" draw:text-style-name="P1" svg:width="530.22pt" svg:height="233.97pt" svg:x="15pt" svg:y="6.75pt">
              <draw:image xlink:href="Pictures/10000201000002C30000013807ADD7CBC13610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1"/>
    <meta:generator>LibreOfficeDev/6.0.5.2$Linux_X86_64 LibreOffice_project/</meta:generator>
  </office:meta>
</office:document-meta>
</file>